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5 Day MA</text:p>
          </table:table-cell>
          <table:table-cell office:value-type="string" calcext:value-type="string">
            <text:p>10 Day MA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Prev 5 Day MA</text:p>
          </table:table-cell>
          <table:table-cell office:value-type="string" calcext:value-type="string">
            <text:p>Prev 10 Day MA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date" office:date-value="2014-05-02" calcext:value-type="date">
            <text:p>05/02/14</text:p>
          </table:table-cell>
          <table:table-cell office:value-type="float" office:value="49.827" calcext:value-type="float">
            <text:p>49.827</text:p>
          </table:table-cell>
          <table:table-cell table:number-columns-repeated="7"/>
          <table:table-cell office:value-type="string" calcext:value-type="string">
            <text:p>Sell</text:p>
          </table:table-cell>
        </table:table-row>
        <table:table-row table:style-name="ro1">
          <table:table-cell office:value-type="date" office:date-value="2014-05-03" calcext:value-type="date">
            <text:p>05/03/14</text:p>
          </table:table-cell>
          <table:table-cell office:value-type="float" office:value="49.827" calcext:value-type="float">
            <text:p>49.827</text:p>
          </table:table-cell>
          <table:table-cell table:number-columns-repeated="7"/>
          <table:table-cell office:value-type="string" calcext:value-type="string">
            <text:p>Neutral</text:p>
          </table:table-cell>
        </table:table-row>
        <table:table-row table:style-name="ro1">
          <table:table-cell office:value-type="date" office:date-value="2014-05-04" calcext:value-type="date">
            <text:p>05/04/14</text:p>
          </table:table-cell>
          <table:table-cell office:value-type="float" office:value="48.526" calcext:value-type="float">
            <text:p>48.526</text:p>
          </table:table-cell>
          <table:table-cell table:number-columns-repeated="8"/>
        </table:table-row>
        <table:table-row table:style-name="ro1">
          <table:table-cell office:value-type="date" office:date-value="2014-05-05" calcext:value-type="date">
            <text:p>05/05/14</text:p>
          </table:table-cell>
          <table:table-cell office:value-type="float" office:value="47.785" calcext:value-type="float">
            <text:p>47.785</text:p>
          </table:table-cell>
          <table:table-cell table:number-columns-repeated="8"/>
        </table:table-row>
        <table:table-row table:style-name="ro1">
          <table:table-cell office:value-type="date" office:date-value="2014-05-06" calcext:value-type="date">
            <text:p>05/06/14</text:p>
          </table:table-cell>
          <table:table-cell office:value-type="float" office:value="47.023" calcext:value-type="float">
            <text:p>47.023</text:p>
          </table:table-cell>
          <table:table-cell table:number-columns-repeated="8"/>
        </table:table-row>
        <table:table-row table:style-name="ro1">
          <table:table-cell office:value-type="date" office:date-value="2014-05-07" calcext:value-type="date">
            <text:p>05/07/14</text:p>
          </table:table-cell>
          <table:table-cell office:value-type="float" office:value="46.956" calcext:value-type="float">
            <text:p>46.956</text:p>
          </table:table-cell>
          <table:table-cell table:number-columns-repeated="8"/>
        </table:table-row>
        <table:table-row table:style-name="ro1">
          <table:table-cell office:value-type="date" office:date-value="2014-05-08" calcext:value-type="date">
            <text:p>05/08/14</text:p>
          </table:table-cell>
          <table:table-cell office:value-type="float" office:value="46.423" calcext:value-type="float">
            <text:p>46.423</text:p>
          </table:table-cell>
          <table:table-cell table:number-columns-repeated="8"/>
        </table:table-row>
        <table:table-row table:style-name="ro1">
          <table:table-cell office:value-type="date" office:date-value="2014-05-09" calcext:value-type="date">
            <text:p>05/09/14</text:p>
          </table:table-cell>
          <table:table-cell office:value-type="float" office:value="46.109" calcext:value-type="float">
            <text:p>46.109</text:p>
          </table:table-cell>
          <table:table-cell table:number-columns-repeated="8"/>
        </table:table-row>
        <table:table-row table:style-name="ro1">
          <table:table-cell office:value-type="date" office:date-value="2014-05-10" calcext:value-type="date">
            <text:p>05/10/14</text:p>
          </table:table-cell>
          <table:table-cell office:value-type="float" office:value="46.109" calcext:value-type="float">
            <text:p>46.109</text:p>
          </table:table-cell>
          <table:table-cell table:number-columns-repeated="8"/>
        </table:table-row>
        <table:table-row table:style-name="ro1">
          <table:table-cell office:value-type="date" office:date-value="2014-05-11" calcext:value-type="date">
            <text:p>05/11/14</text:p>
          </table:table-cell>
          <table:table-cell office:value-type="float" office:value="44.234" calcext:value-type="float">
            <text:p>44.234</text:p>
          </table:table-cell>
          <table:table-cell table:number-columns-repeated="8"/>
        </table:table-row>
        <table:table-row table:style-name="ro1">
          <table:table-cell office:value-type="date" office:date-value="2014-05-12" calcext:value-type="date">
            <text:p>05/12/14</text:p>
          </table:table-cell>
          <table:table-cell office:value-type="float" office:value="45.068" calcext:value-type="float">
            <text:p>45.068</text:p>
          </table:table-cell>
          <table:table-cell table:formula="of:=AVERAGE([.B8:.B12])" office:value-type="float" office:value="45.5886" calcext:value-type="float">
            <text:p>45.5886</text:p>
          </table:table-cell>
          <table:table-cell table:formula="of:=AVERAGE([.B3:.B12])" office:value-type="float" office:value="46.806" calcext:value-type="float">
            <text:p>46.806</text:p>
          </table:table-cell>
          <table:table-cell table:formula="of:=IF([.C12] &gt; [.D12];[.$C$1];[.$D$1])" office:value-type="string" office:string-value="10 Day MA" calcext:value-type="string">
            <text:p>10 Day MA</text:p>
          </table:table-cell>
          <table:table-cell table:formula="of:=AVERAGE([.B7:.B11])" office:value-type="float" office:value="45.9662" calcext:value-type="float">
            <text:p>45.9662</text:p>
          </table:table-cell>
          <table:table-cell table:formula="of:=AVERAGE([.B2:.B11])" office:value-type="float" office:value="47.2819" calcext:value-type="float">
            <text:p>47.2819</text:p>
          </table:table-cell>
          <table:table-cell table:formula="of:=IF([.F12] &gt; [.G12];[.$F$1];[.$G$1])" office:value-type="string" office:string-value="Prev 10 Day MA" calcext:value-type="string">
            <text:p>Prev 10 Day MA</text:p>
          </table:table-cell>
          <table:table-cell table:style-name="ce2" table:formula="of:=IF(AND(EXACT([.H12];[.$G$1]);EXACT([.E12];[.$C$1]));[.$J$1];IF(AND(EXACT([.H12];[.$F$1]);EXACT([.E12];[.$D$1]));[.$J$2];[.$J$3]))" office:value-type="string" office:string-value="Neutral" calcext:value-type="string">
            <text:p>Neutral</text:p>
          </table:table-cell>
          <table:table-cell/>
        </table:table-row>
        <table:table-row table:style-name="ro1">
          <table:table-cell office:value-type="date" office:date-value="2014-05-13" calcext:value-type="date">
            <text:p>05/13/14</text:p>
          </table:table-cell>
          <table:table-cell office:value-type="float" office:value="47.237" calcext:value-type="float">
            <text:p>47.237</text:p>
          </table:table-cell>
          <table:table-cell table:formula="of:=AVERAGE([.B9:.B13])" office:value-type="float" office:value="45.7514" calcext:value-type="float">
            <text:p>45.7514</text:p>
          </table:table-cell>
          <table:table-cell table:formula="of:=AVERAGE([.B4:.B13])" office:value-type="float" office:value="46.547" calcext:value-type="float">
            <text:p>46.547</text:p>
          </table:table-cell>
          <table:table-cell table:formula="of:=IF([.C13] &gt; [.D13];[.$C$1];[.$D$1])" office:value-type="string" office:string-value="10 Day MA" calcext:value-type="string">
            <text:p>10 Day MA</text:p>
          </table:table-cell>
          <table:table-cell table:formula="of:=AVERAGE([.B8:.B12])" office:value-type="float" office:value="45.5886" calcext:value-type="float">
            <text:p>45.5886</text:p>
          </table:table-cell>
          <table:table-cell table:formula="of:=AVERAGE([.B3:.B12])" office:value-type="float" office:value="46.806" calcext:value-type="float">
            <text:p>46.806</text:p>
          </table:table-cell>
          <table:table-cell table:formula="of:=IF([.F13] &gt; [.G13];[.$F$1];[.$G$1])" office:value-type="string" office:string-value="Prev 10 Day MA" calcext:value-type="string">
            <text:p>Prev 10 Day MA</text:p>
          </table:table-cell>
          <table:table-cell table:style-name="ce2" table:formula="of:=IF(AND(EXACT([.H13];[.$G$1]);EXACT([.E13];[.$C$1]));[.$J$1];IF(AND(EXACT([.H13];[.$F$1]);EXACT([.E13];[.$D$1]));[.$J$2];[.$J$3]))" office:value-type="string" office:string-value="Neutral" calcext:value-type="string">
            <text:p>Neutral</text:p>
          </table:table-cell>
          <table:table-cell/>
        </table:table-row>
        <table:table-row table:style-name="ro1">
          <table:table-cell office:value-type="date" office:date-value="2014-05-14" calcext:value-type="date">
            <text:p>05/14/14</text:p>
          </table:table-cell>
          <table:table-cell office:value-type="float" office:value="47.237" calcext:value-type="float">
            <text:p>47.237</text:p>
          </table:table-cell>
          <table:table-cell table:formula="of:=AVERAGE([.B10:.B14])" office:value-type="float" office:value="45.977" calcext:value-type="float">
            <text:p>45.977</text:p>
          </table:table-cell>
          <table:table-cell table:formula="of:=AVERAGE([.B5:.B14])" office:value-type="float" office:value="46.4181" calcext:value-type="float">
            <text:p>46.4181</text:p>
          </table:table-cell>
          <table:table-cell table:formula="of:=IF([.C14] &gt; [.D14];[.$C$1];[.$D$1])" office:value-type="string" office:string-value="10 Day MA" calcext:value-type="string">
            <text:p>10 Day MA</text:p>
          </table:table-cell>
          <table:table-cell table:formula="of:=AVERAGE([.B9:.B13])" office:value-type="float" office:value="45.7514" calcext:value-type="float">
            <text:p>45.7514</text:p>
          </table:table-cell>
          <table:table-cell table:formula="of:=AVERAGE([.B4:.B13])" office:value-type="float" office:value="46.547" calcext:value-type="float">
            <text:p>46.547</text:p>
          </table:table-cell>
          <table:table-cell table:formula="of:=IF([.F14] &gt; [.G14];[.$F$1];[.$G$1])" office:value-type="string" office:string-value="Prev 10 Day MA" calcext:value-type="string">
            <text:p>Prev 10 Day MA</text:p>
          </table:table-cell>
          <table:table-cell table:style-name="ce2" table:formula="of:=IF(AND(EXACT([.H14];[.$G$1]);EXACT([.E14];[.$C$1]));[.$J$1];IF(AND(EXACT([.H14];[.$F$1]);EXACT([.E14];[.$D$1]));[.$J$2];[.$J$3]))" office:value-type="string" office:string-value="Neutral" calcext:value-type="string">
            <text:p>Neutral</text:p>
          </table:table-cell>
          <table:table-cell/>
        </table:table-row>
        <table:table-row table:style-name="ro1">
          <table:table-cell office:value-type="date" office:date-value="2014-05-15" calcext:value-type="date">
            <text:p>05/15/14</text:p>
          </table:table-cell>
          <table:table-cell office:value-type="float" office:value="48.715" calcext:value-type="float">
            <text:p>48.715</text:p>
          </table:table-cell>
          <table:table-cell table:formula="of:=AVERAGE([.B11:.B15])" office:value-type="float" office:value="46.4982" calcext:value-type="float">
            <text:p>46.4982</text:p>
          </table:table-cell>
          <table:table-cell table:formula="of:=AVERAGE([.B6:.B15])" office:value-type="float" office:value="46.5111" calcext:value-type="float">
            <text:p>46.5111</text:p>
          </table:table-cell>
          <table:table-cell table:formula="of:=IF([.C15] &gt; [.D15];[.$C$1];[.$D$1])" office:value-type="string" office:string-value="10 Day MA" calcext:value-type="string">
            <text:p>10 Day MA</text:p>
          </table:table-cell>
          <table:table-cell table:formula="of:=AVERAGE([.B10:.B14])" office:value-type="float" office:value="45.977" calcext:value-type="float">
            <text:p>45.977</text:p>
          </table:table-cell>
          <table:table-cell table:formula="of:=AVERAGE([.B5:.B14])" office:value-type="float" office:value="46.4181" calcext:value-type="float">
            <text:p>46.4181</text:p>
          </table:table-cell>
          <table:table-cell table:formula="of:=IF([.F15] &gt; [.G15];[.$F$1];[.$G$1])" office:value-type="string" office:string-value="Prev 10 Day MA" calcext:value-type="string">
            <text:p>Prev 10 Day MA</text:p>
          </table:table-cell>
          <table:table-cell table:style-name="ce2" table:formula="of:=IF(AND(EXACT([.H15];[.$G$1]);EXACT([.E15];[.$C$1]));[.$J$1];IF(AND(EXACT([.H15];[.$F$1]);EXACT([.E15];[.$D$1]));[.$J$2];[.$J$3]))" office:value-type="string" office:string-value="Neutral" calcext:value-type="string">
            <text:p>Neutral</text:p>
          </table:table-cell>
          <table:table-cell/>
        </table:table-row>
        <table:table-row table:style-name="ro1">
          <table:table-cell office:value-type="date" office:date-value="2014-05-16" calcext:value-type="date">
            <text:p>05/16/14</text:p>
          </table:table-cell>
          <table:table-cell office:value-type="float" office:value="48.715" calcext:value-type="float">
            <text:p>48.715</text:p>
          </table:table-cell>
          <table:table-cell table:formula="of:=AVERAGE([.B12:.B16])" office:value-type="float" office:value="47.3944" calcext:value-type="float">
            <text:p>47.3944</text:p>
          </table:table-cell>
          <table:table-cell table:formula="of:=AVERAGE([.B7:.B16])" office:value-type="float" office:value="46.6803" calcext:value-type="float">
            <text:p>46.6803</text:p>
          </table:table-cell>
          <table:table-cell table:formula="of:=IF([.C16] &gt; [.D16];[.$C$1];[.$D$1])" office:value-type="string" office:string-value="5 Day MA" calcext:value-type="string">
            <text:p>5 Day MA</text:p>
          </table:table-cell>
          <table:table-cell table:formula="of:=AVERAGE([.B11:.B15])" office:value-type="float" office:value="46.4982" calcext:value-type="float">
            <text:p>46.4982</text:p>
          </table:table-cell>
          <table:table-cell table:formula="of:=AVERAGE([.B6:.B15])" office:value-type="float" office:value="46.5111" calcext:value-type="float">
            <text:p>46.5111</text:p>
          </table:table-cell>
          <table:table-cell table:formula="of:=IF([.F16] &gt; [.G16];[.$F$1];[.$G$1])" office:value-type="string" office:string-value="Prev 10 Day MA" calcext:value-type="string">
            <text:p>Prev 10 Day MA</text:p>
          </table:table-cell>
          <table:table-cell table:style-name="ce2" table:formula="of:=IF(AND(EXACT([.H16];[.$G$1]);EXACT([.E16];[.$C$1]));[.$J$1];IF(AND(EXACT([.H16];[.$F$1]);EXACT([.E16];[.$D$1]));[.$J$2];[.$J$3]))" office:value-type="string" office:string-value="Buy" calcext:value-type="string">
            <text:p>Buy</text:p>
          </table:table-cell>
          <table:table-cell/>
        </table:table-row>
        <table:table-row table:style-name="ro1">
          <table:table-cell office:value-type="date" office:date-value="2014-05-17" calcext:value-type="date">
            <text:p>05/17/14</text:p>
          </table:table-cell>
          <table:table-cell office:value-type="float" office:value="46.234" calcext:value-type="float">
            <text:p>46.234</text:p>
          </table:table-cell>
          <table:table-cell table:formula="of:=AVERAGE([.B13:.B17])" office:value-type="float" office:value="47.6276" calcext:value-type="float">
            <text:p>47.6276</text:p>
          </table:table-cell>
          <table:table-cell table:formula="of:=AVERAGE([.B8:.B17])" office:value-type="float" office:value="46.6081" calcext:value-type="float">
            <text:p>46.6081</text:p>
          </table:table-cell>
          <table:table-cell table:formula="of:=IF([.C17] &gt; [.D17];[.$C$1];[.$D$1])" office:value-type="string" office:string-value="5 Day MA" calcext:value-type="string">
            <text:p>5 Day MA</text:p>
          </table:table-cell>
          <table:table-cell table:formula="of:=AVERAGE([.B12:.B16])" office:value-type="float" office:value="47.3944" calcext:value-type="float">
            <text:p>47.3944</text:p>
          </table:table-cell>
          <table:table-cell table:formula="of:=AVERAGE([.B7:.B16])" office:value-type="float" office:value="46.6803" calcext:value-type="float">
            <text:p>46.6803</text:p>
          </table:table-cell>
          <table:table-cell table:formula="of:=IF([.F17] &gt; [.G17];[.$F$1];[.$G$1])" office:value-type="string" office:string-value="Prev 5 Day MA" calcext:value-type="string">
            <text:p>Prev 5 Day MA</text:p>
          </table:table-cell>
          <table:table-cell table:style-name="ce2" table:formula="of:=IF(AND(EXACT([.H17];[.$G$1]);EXACT([.E17];[.$C$1]));[.$J$1];IF(AND(EXACT([.H17];[.$F$1]);EXACT([.E17];[.$D$1]));[.$J$2];[.$J$3]))" office:value-type="string" office:string-value="Neutral" calcext:value-type="string">
            <text:p>Neutral</text:p>
          </table:table-cell>
          <table:table-cell/>
        </table:table-row>
        <table:table-row table:style-name="ro1">
          <table:table-cell office:value-type="date" office:date-value="2014-05-18" calcext:value-type="date">
            <text:p>05/18/14</text:p>
          </table:table-cell>
          <table:table-cell office:value-type="float" office:value="45.238" calcext:value-type="float">
            <text:p>45.238</text:p>
          </table:table-cell>
          <table:table-cell table:formula="of:=AVERAGE([.B14:.B18])" office:value-type="float" office:value="47.2278" calcext:value-type="float">
            <text:p>47.2278</text:p>
          </table:table-cell>
          <table:table-cell table:formula="of:=AVERAGE([.B9:.B18])" office:value-type="float" office:value="46.4896" calcext:value-type="float">
            <text:p>46.4896</text:p>
          </table:table-cell>
          <table:table-cell table:formula="of:=IF([.C18] &gt; [.D18];[.$C$1];[.$D$1])" office:value-type="string" office:string-value="5 Day MA" calcext:value-type="string">
            <text:p>5 Day MA</text:p>
          </table:table-cell>
          <table:table-cell table:formula="of:=AVERAGE([.B13:.B17])" office:value-type="float" office:value="47.6276" calcext:value-type="float">
            <text:p>47.6276</text:p>
          </table:table-cell>
          <table:table-cell table:formula="of:=AVERAGE([.B8:.B17])" office:value-type="float" office:value="46.6081" calcext:value-type="float">
            <text:p>46.6081</text:p>
          </table:table-cell>
          <table:table-cell table:formula="of:=IF([.F18] &gt; [.G18];[.$F$1];[.$G$1])" office:value-type="string" office:string-value="Prev 5 Day MA" calcext:value-type="string">
            <text:p>Prev 5 Day MA</text:p>
          </table:table-cell>
          <table:table-cell table:style-name="ce2" table:formula="of:=IF(AND(EXACT([.H18];[.$G$1]);EXACT([.E18];[.$C$1]));[.$J$1];IF(AND(EXACT([.H18];[.$F$1]);EXACT([.E18];[.$D$1]));[.$J$2];[.$J$3]))" office:value-type="string" office:string-value="Neutral" calcext:value-type="string">
            <text:p>Neutral</text:p>
          </table:table-cell>
          <table:table-cell/>
        </table:table-row>
        <table:table-row table:style-name="ro1">
          <table:table-cell office:value-type="date" office:date-value="2014-05-19" calcext:value-type="date">
            <text:p>05/19/14</text:p>
          </table:table-cell>
          <table:table-cell office:value-type="float" office:value="44.856" calcext:value-type="float">
            <text:p>44.856</text:p>
          </table:table-cell>
          <table:table-cell table:formula="of:=AVERAGE([.B15:.B19])" office:value-type="float" office:value="46.7516" calcext:value-type="float">
            <text:p>46.7516</text:p>
          </table:table-cell>
          <table:table-cell table:formula="of:=AVERAGE([.B10:.B19])" office:value-type="float" office:value="46.3643" calcext:value-type="float">
            <text:p>46.3643</text:p>
          </table:table-cell>
          <table:table-cell table:formula="of:=IF([.C19] &gt; [.D19];[.$C$1];[.$D$1])" office:value-type="string" office:string-value="5 Day MA" calcext:value-type="string">
            <text:p>5 Day MA</text:p>
          </table:table-cell>
          <table:table-cell table:formula="of:=AVERAGE([.B14:.B18])" office:value-type="float" office:value="47.2278" calcext:value-type="float">
            <text:p>47.2278</text:p>
          </table:table-cell>
          <table:table-cell table:formula="of:=AVERAGE([.B9:.B18])" office:value-type="float" office:value="46.4896" calcext:value-type="float">
            <text:p>46.4896</text:p>
          </table:table-cell>
          <table:table-cell table:formula="of:=IF([.F19] &gt; [.G19];[.$F$1];[.$G$1])" office:value-type="string" office:string-value="Prev 5 Day MA" calcext:value-type="string">
            <text:p>Prev 5 Day MA</text:p>
          </table:table-cell>
          <table:table-cell table:style-name="ce2" table:formula="of:=IF(AND(EXACT([.H19];[.$G$1]);EXACT([.E19];[.$C$1]));[.$J$1];IF(AND(EXACT([.H19];[.$F$1]);EXACT([.E19];[.$D$1]));[.$J$2];[.$J$3]))" office:value-type="string" office:string-value="Neutral" calcext:value-type="string">
            <text:p>Neutral</text:p>
          </table:table-cell>
          <table:table-cell/>
        </table:table-row>
        <table:table-row table:style-name="ro1">
          <table:table-cell office:value-type="date" office:date-value="2014-05-20" calcext:value-type="date">
            <text:p>05/20/14</text:p>
          </table:table-cell>
          <table:table-cell office:value-type="float" office:value="44.856" calcext:value-type="float">
            <text:p>44.856</text:p>
          </table:table-cell>
          <table:table-cell table:formula="of:=AVERAGE([.B16:.B20])" office:value-type="float" office:value="45.9798" calcext:value-type="float">
            <text:p>45.9798</text:p>
          </table:table-cell>
          <table:table-cell table:formula="of:=AVERAGE([.B11:.B20])" office:value-type="float" office:value="46.239" calcext:value-type="float">
            <text:p>46.239</text:p>
          </table:table-cell>
          <table:table-cell table:formula="of:=IF([.C20] &gt; [.D20];[.$C$1];[.$D$1])" office:value-type="string" office:string-value="10 Day MA" calcext:value-type="string">
            <text:p>10 Day MA</text:p>
          </table:table-cell>
          <table:table-cell table:formula="of:=AVERAGE([.B15:.B19])" office:value-type="float" office:value="46.7516" calcext:value-type="float">
            <text:p>46.7516</text:p>
          </table:table-cell>
          <table:table-cell table:formula="of:=AVERAGE([.B10:.B19])" office:value-type="float" office:value="46.3643" calcext:value-type="float">
            <text:p>46.3643</text:p>
          </table:table-cell>
          <table:table-cell table:formula="of:=IF([.F20] &gt; [.G20];[.$F$1];[.$G$1])" office:value-type="string" office:string-value="Prev 5 Day MA" calcext:value-type="string">
            <text:p>Prev 5 Day MA</text:p>
          </table:table-cell>
          <table:table-cell table:style-name="ce2" table:formula="of:=IF(AND(EXACT([.H20];[.$G$1]);EXACT([.E20];[.$C$1]));[.$J$1];IF(AND(EXACT([.H20];[.$F$1]);EXACT([.E20];[.$D$1]));[.$J$2];[.$J$3]))" office:value-type="string" office:string-value="Sell" calcext:value-type="string">
            <text:p>Se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57:29.597396361</meta:creation-date>
    <dc:date>2015-12-30T15:03:55.702649314</dc:date>
    <meta:editing-duration>PT15M49S</meta:editing-duration>
    <meta:editing-cycles>2</meta:editing-cycles>
    <meta:generator>LibreOffice/4.2.8.2$Linux_X86_64 LibreOffice_project/420m0$Build-2</meta:generator>
    <meta:document-statistic meta:table-count="1" meta:cell-count="111" meta:object-count="0"/>
  </office:meta>
</office:document-meta>
</file>